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7.935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/>
    </style:style>
    <style:style style:name="P5" style:family="paragraph">
      <style:paragraph-properties fo:text-align="justify"/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quêtes SQ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Commandes basique</text:p>
            <text:p/>
            <text:p/>
            <text:p>SELECT * FROM nom_table</text:p>
            <text:p>(récupère tous les éléments de la table)</text:p>
            <text:p/>
            <text:p/>
            <text:p>SELECT nom_champ FROM nom_t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layer="layout" svg:width="25.199cm" svg:height="19.272cm" svg:x="1.4cm" svg:y="0.867cm" presentation:class="subtitle" presentation:user-transformed="true">
          <draw:text-box>
            <text:p>Table : Clients</text:p>
            <text:p/>
            <text:p text:style-name="P1"><text:span text:style-name="T1">id</text:span><text:span text:style-name="T1"><text:tab/></text:span><text:span text:style-name="T1"><text:tab/></text:span><text:span text:style-name="T1">prenom</text:span><text:span text:style-name="T1"><text:tab/>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ville</text:span></text:p>
            <text:p text:style-name="P1"><text:span text:style-name="T2">1</text:span><text:span text:style-name="T2"><text:tab/></text:span><text:span text:style-name="T2"><text:tab/></text:span><text:span text:style-name="T2">Pierre</text:span><text:span text:style-name="T2"><text:tab/></text:span><text:span text:style-name="T2"><text:tab/></text:span><text:span text:style-name="T2">Dupond</text:span><text:span text:style-name="T2"><text:tab/></text:span><text:span text:style-name="T2"><text:tab/></text:span><text:span text:style-name="T2">Paris</text:span></text:p>
            <text:p text:style-name="P1"><text:span text:style-name="T2">2</text:span><text:span text:style-name="T2"><text:tab/></text:span><text:span text:style-name="T2"><text:tab/></text:span><text:span text:style-name="T2">Sabrina</text:span><text:span text:style-name="T2"><text:tab/></text:span><text:span text:style-name="T2"><text:tab/></text:span><text:span text:style-name="T2">Durand</text:span><text:span text:style-name="T2"><text:tab/></text:span><text:span text:style-name="T2"><text:tab/></text:span><text:span text:style-name="T2">Lille</text:span></text:p>
            <text:p text:style-name="P1"><text:span text:style-name="T2">3</text:span><text:span text:style-name="T2"><text:tab/></text:span><text:span text:style-name="T2"><text:tab/></text:span><text:span text:style-name="T2">Julien</text:span><text:span text:style-name="T2"><text:tab/></text:span><text:span text:style-name="T2"><text:tab/></text:span><text:span text:style-name="T2">Martin</text:span><text:span text:style-name="T2"><text:tab/></text:span><text:span text:style-name="T2"><text:tab/></text:span><text:span text:style-name="T2">Lyon</text:span></text:p>
            <text:p text:style-name="P1"><text:span text:style-name="T2">4</text:span><text:span text:style-name="T2"><text:tab/></text:span><text:span text:style-name="T2"><text:tab/></text:span><text:span text:style-name="T2">Marie</text:span><text:span text:style-name="T2"><text:tab/></text:span><text:span text:style-name="T2"><text:tab/></text:span><text:span text:style-name="T2"><text:tab/></text:span><text:span text:style-name="T2">Leroy</text:span><text:span text:style-name="T2"><text:tab/></text:span><text:span text:style-name="T2"><text:tab/></text:span><text:span text:style-name="T2"><text:tab/></text:span><text:span text:style-name="T2">Amiens</text:span></text:p>
            <text:p text:style-name="P1"><text:span text:style-name="T2">5</text:span><text:span text:style-name="T2"><text:tab/></text:span><text:span text:style-name="T2"><text:tab/></text:span><text:span text:style-name="T2">Lucie</text:span><text:span text:style-name="T2"><text:tab/></text:span><text:span text:style-name="T2"><text:tab/></text:span><text:span text:style-name="T2"><text:tab/></text:span><text:span text:style-name="T2">Dupond</text:span><text:span text:style-name="T2"><text:tab/></text:span><text:span text:style-name="T2"><text:tab/></text:span><text:span text:style-name="T2">Paris</text:span></text:p>
            <text:p text:style-name="P1"/>
            <text:p text:style-name="P2">SELECT ville<text:tab/>FROM Clients</text:p>
            <text:p text:style-name="P2"/>
            <text:p text:style-name="P3"><text:span text:style-name="T3">ville</text:span></text:p>
            <text:p text:style-name="P3">Paris</text:p>
            <text:p text:style-name="P3">Lille</text:p>
            <text:p text:style-name="P3">Lyon</text:p>
            <text:p text:style-name="P3">Amien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 presentation:user-transformed="true">
          <draw:text-box>
            <text:p>SELECT prenom, nom FROM Clients</text:p>
            <text:p/>
            <text:p text:style-name="P3"><text:span text:style-name="T3">prenom</text:span><text:span text:style-name="T3"><text:tab/></text:span><text:span text:style-name="T3"><text:tab/></text:span><text:span text:style-name="T3">nom</text:span></text:p>
            <text:p text:style-name="P1">Pierre<text:tab/><text:tab/><text:tab/>Dupond</text:p>
            <text:p text:style-name="P1">Sabrina<text:tab/><text:tab/>Durand<text:tab/></text:p>
            <text:p text:style-name="P1">Julien<text:tab/><text:tab/><text:tab/>Martin</text:p>
            <text:p text:style-name="P1">Marie<text:tab/><text:tab/><text:tab/>Lero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SELECT * FROM Clients WHERE ville = ''Paris''</text:p>
            <text:p/>
            <text:p text:style-name="P1"><text:span text:style-name="T3">id</text:span><text:span text:style-name="T3"><text:tab/></text:span><text:span text:style-name="T3"><text:tab/></text:span><text:span text:style-name="T3">prenom</text:span><text:span text:style-name="T3"><text:tab/></text:span><text:span text:style-name="T3">nom</text:span><text:span text:style-name="T3"><text:tab/></text:span><text:span text:style-name="T3"><text:tab/></text:span><text:span text:style-name="T3"><text:tab/></text:span><text:span text:style-name="T3"><text:tab/></text:span><text:span text:style-name="T3">ville</text:span></text:p>
            <text:p text:style-name="P1">1<text:tab/><text:tab/>Pierre<text:tab/><text:tab/>Dupond<text:tab/><text:tab/>Paris</text:p>
            <text:p text:style-name="P1"><text:span text:style-name="T4">5</text:span><text:span text:style-name="T4"><text:tab/></text:span><text:span text:style-name="T4"><text:tab/></text:span><text:span text:style-name="T4">Lucie</text:span><text:span text:style-name="T4"><text:tab/></text:span><text:span text:style-name="T4"><text:tab/></text:span><text:span text:style-name="T4">Dupond</text:span><text:span text:style-name="T4"><text:tab/></text:span><text:span text:style-name="T4"><text:tab/></text:span><text:span text:style-name="T4">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 presentation:user-transformed="true">
          <draw:text-box>
            <text:p>Table : Produits</text:p>
            <text:p/>
            <text:p text:style-name="P3"><text:span text:style-name="T3">id</text:span><text:span text:style-name="T3"><text:tab/></text:span><text:span text:style-name="T3">nom</text:span><text:span text:style-name="T3"><text:tab/></text:span><text:span text:style-name="T3"><text:tab/></text:span><text:span text:style-name="T3"><text:tab/></text:span><text:span text:style-name="T3">categorie</text:span><text:span text:style-name="T3"><text:tab/></text:span><text:span text:style-name="T3"><text:tab/></text:span><text:span text:style-name="T3">stock</text:span><text:span text:style-name="T3"><text:tab/></text:span><text:span text:style-name="T3">prix</text:span></text:p>
            <text:p text:style-name="P3">1<text:tab/>ordi<text:tab/><text:tab/><text:tab/>informatique<text:tab/><text:tab/>5<text:tab/><text:tab/><text:tab/>850</text:p>
            <text:p text:style-name="P3">2<text:tab/>clavier<text:tab/><text:tab/>informatique<text:tab/><text:tab/>30<text:tab/><text:tab/>15</text:p>
            <text:p text:style-name="P3">3<text:tab/>souris<text:tab/><text:tab/>informatique<text:tab/><text:tab/>18<text:tab/><text:tab/>18</text:p>
            <text:p text:style-name="P3">4<text:tab/>crayon<text:tab/><text:tab/>fourniture<text:tab/><text:tab/><text:tab/>80<text:tab/><text:tab/>5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2">SELECT * FROM Produits</text:span></text:p>
            <text:p><text:span text:style-name="T2">WHERE categorie = ''informatique'' AND stock &lt; 22</text:span></text:p>
            <text:p><text:span text:style-name="T2"/></text:p>
            <text:p text:style-name="P3"><text:span text:style-name="T1">id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categorie</text:span><text:span text:style-name="T1"><text:tab/></text:span><text:span text:style-name="T1"><text:tab/></text:span><text:span text:style-name="T1">stock</text:span><text:span text:style-name="T1"><text:tab/></text:span><text:span text:style-name="T1">prix</text:span></text:p>
            <text:p text:style-name="P3">1<text:tab/>ordi<text:tab/><text:tab/><text:tab/>informatique<text:tab/><text:tab/>5<text:tab/><text:tab/><text:tab/>850</text:p>
            <text:p text:style-name="P3">3<text:tab/>souris<text:tab/><text:tab/>informatique<text:tab/><text:tab/>18<text:tab/><text:tab/>18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2">SELECT * FROM Produits</text:span></text:p>
            <text:p><text:span text:style-name="T2">WHERE nom = ''ordi'' OR nom = ''clavier''</text:span></text:p>
            <text:p><text:span text:style-name="T2"/></text:p>
            <text:p text:style-name="P3"><text:span text:style-name="T1">id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categorie</text:span><text:span text:style-name="T1"><text:tab/></text:span><text:span text:style-name="T1"><text:tab/></text:span><text:span text:style-name="T1">stock</text:span><text:span text:style-name="T1"><text:tab/></text:span><text:span text:style-name="T1">prix</text:span></text:p>
            <text:p text:style-name="P3">1<text:tab/>ordi<text:tab/><text:tab/><text:tab/>informatique<text:tab/><text:tab/>5<text:tab/><text:tab/><text:tab/>850</text:p>
            <text:p text:style-name="P3">2<text:tab/>clavier<text:tab/><text:tab/>informatique<text:tab/><text:tab/>30<text:tab/><text:tab/>15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2">SELECT * FROM produit</text:span></text:p>
            <text:p><text:span text:style-name="T2">WHERE ( categorie = 'informatique' AND stock &lt; 20 )</text:span></text:p>
            <text:p><text:span text:style-name="T2">OR ( categorie = 'fourniture' AND stock &lt; 200 )</text:span></text:p>
            <text:p><text:span text:style-name="T2"/></text:p>
            <text:p text:style-name="P3"><text:span text:style-name="T1">id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categorie</text:span><text:span text:style-name="T1"><text:tab/></text:span><text:span text:style-name="T1"><text:tab/></text:span><text:span text:style-name="T1">stock</text:span><text:span text:style-name="T1"><text:tab/></text:span><text:span text:style-name="T1">prix</text:span></text:p>
            <text:p text:style-name="P3">1<text:tab/>ordi<text:tab/><text:tab/><text:tab/>informatique<text:tab/><text:tab/>5<text:tab/><text:tab/><text:tab/>850</text:p>
            <text:p text:style-name="P3">3<text:tab/>souris<text:tab/><text:tab/>informatique<text:tab/><text:tab/>18<text:tab/><text:tab/>18</text:p>
            <text:p text:style-name="P3">4<text:tab/>crayon<text:tab/><text:tab/>fourniture<text:tab/><text:tab/><text:tab/>80<text:tab/><text:tab/>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<text:span text:style-name="T5">Avec des OR</text:span></text:p>
            <text:p><text:span text:style-name="T2"/></text:p>
            <text:p><text:span text:style-name="T2">SELECT prenom</text:span></text:p>
            <text:p><text:span text:style-name="T2">FROM utilisateur</text:span></text:p>
            <text:p><text:span text:style-name="T2">WHERE prenom = 'Maurice' OR prenom = 'Marie' OR prenom = 'Thimoté'</text:span></text:p>
            <text:p><text:span text:style-name="T2"/></text:p>
            <text:p><text:span text:style-name="T5">Avec IN</text:span></text:p>
            <text:p><text:span text:style-name="T2"/></text:p>
            <text:p><text:span text:style-name="T2">SELECT prenom</text:span></text:p>
            <text:p><text:span text:style-name="T2">FROM utilisateur</text:span></text:p>
            <text:p><text:span text:style-name="T2">WHERE prenom IN ( 'Maurice', 'Marie', 'Thimoté'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 presentation:user-transformed="true">
          <draw:text-box>
            <text:p>SELECT * FROM Clients WHERE ville LIKE 'L%'</text:p>
            <text:p/>
            <text:p text:style-name="P1"><text:span text:style-name="T1">id</text:span><text:span text:style-name="T1"><text:tab/></text:span><text:span text:style-name="T1"><text:tab/></text:span><text:span text:style-name="T1">prenom</text:span><text:span text:style-name="T1"><text:tab/>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ville</text:span></text:p>
            <text:p text:style-name="P1"><text:span text:style-name="T2">2</text:span><text:span text:style-name="T2"><text:tab/></text:span><text:span text:style-name="T2"><text:tab/></text:span><text:span text:style-name="T2">Sabrina</text:span><text:span text:style-name="T2"><text:tab/></text:span><text:span text:style-name="T2"><text:tab/></text:span><text:span text:style-name="T2">Durand</text:span><text:span text:style-name="T2"><text:tab/></text:span><text:span text:style-name="T2"><text:tab/></text:span><text:span text:style-name="T2">Lille</text:span></text:p>
            <text:p text:style-name="P1"><text:span text:style-name="T2">3</text:span><text:span text:style-name="T2"><text:tab/></text:span><text:span text:style-name="T2"><text:tab/></text:span><text:span text:style-name="T2">Julien</text:span><text:span text:style-name="T2"><text:tab/></text:span><text:span text:style-name="T2"><text:tab/></text:span><text:span text:style-name="T2">Martin</text:span><text:span text:style-name="T2"><text:tab/></text:span><text:span text:style-name="T2"><text:tab/></text:span><text:span text:style-name="T2">Lyon</text:span></text:p>
            <text:p text:style-name="P1"><text:span text:style-name="T2"/></text:p>
            <text:p text:style-name="P1"><text:span text:style-name="T2"/></text:p>
            <text:p text:style-name="P2"><text:span text:style-name="T4">SELECT * FROM Clients WHERE ville LIKE '%e'</text:span></text:p>
            <text:p><text:span text:style-name="T4"/></text:p>
            <text:p text:style-name="P1"><text:span text:style-name="T1">id</text:span><text:span text:style-name="T1"><text:tab/></text:span><text:span text:style-name="T1"><text:tab/></text:span><text:span text:style-name="T1">prenom</text:span><text:span text:style-name="T1"><text:tab/></text:span><text:span text:style-name="T1"><text:tab/></text:span><text:span text:style-name="T1">nom</text:span><text:span text:style-name="T1"><text:tab/></text:span><text:span text:style-name="T1"><text:tab/></text:span><text:span text:style-name="T1"><text:tab/></text:span><text:span text:style-name="T1">ville</text:span></text:p>
            <text:p text:style-name="P1"><text:span text:style-name="T2">2</text:span><text:span text:style-name="T2"><text:tab/></text:span><text:span text:style-name="T2"><text:tab/></text:span><text:span text:style-name="T2">Sabrina</text:span><text:span text:style-name="T2"><text:tab/></text:span><text:span text:style-name="T2"><text:tab/></text:span><text:span text:style-name="T2">Durand</text:span><text:span text:style-name="T2"><text:tab/></text:span><text:span text:style-name="T2"><text:tab/></text:span><text:span text:style-name="T2">Lille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presentation:style-name="pr4" draw:text-style-name="P4" draw:layer="layout" svg:width="25.199cm" svg:height="17.935cm" svg:x="1.4cm" svg:y="0.837cm" presentation:class="subtitle" presentation:user-transformed="true">
          <draw:text-box>
            <text:p text:style-name="P4">Table : users</text:p>
            <text:p text:style-name="P4"/>
            <text:p text:style-name="P5"><text:span text:style-name="T3">id</text:span><text:span text:style-name="T3"><text:tab/></text:span><text:span text:style-name="T3"><text:tab/></text:span><text:span text:style-name="T3">nom</text:span><text:span text:style-name="T3"><text:tab/></text:span><text:span text:style-name="T3"><text:tab/></text:span><text:span text:style-name="T3"><text:tab/></text:span><text:span text:style-name="T3">date_inscrit</text:span></text:p>
            <text:p text:style-name="P5">1<text:tab/><text:tab/>Laurent<text:tab/>2022-03-02</text:p>
            <text:p text:style-name="P5">2<text:tab/><text:tab/>Maurice<text:tab/>2022-03-05</text:p>
            <text:p text:style-name="P5">3<text:tab/><text:tab/>Chloé<text:tab/><text:tab/>2022-04-14</text:p>
            <text:p text:style-name="P5">4<text:tab/><text:tab/>Bruno<text:tab/><text:tab/>2022-04-15</text:p>
            <text:p text:style-name="P5">5<text:tab/><text:tab/>Marie<text:tab/><text:tab/>2022-04-26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SELECT * FROM utilisateur</text:p>
            <text:p>WHERE date_inscription BETWEEN ‘2012-04-01’ AND ‘2012-04-20’</text:p>
            <text:p/>
            <text:p text:style-name="P5"><text:span text:style-name="T3">id</text:span><text:span text:style-name="T3"><text:tab/></text:span><text:span text:style-name="T3"><text:tab/></text:span><text:span text:style-name="T3">nom</text:span><text:span text:style-name="T3"><text:tab/></text:span><text:span text:style-name="T3"><text:tab/></text:span><text:span text:style-name="T3"><text:tab/></text:span><text:span text:style-name="T3">date_inscrit</text:span></text:p>
            <text:p text:style-name="P5">3<text:tab/><text:tab/>Chloé<text:tab/><text:tab/>2022-04-14</text:p>
            <text:p text:style-name="P5">4<text:tab/><text:tab/>Bruno<text:tab/><text:tab/>2022-04-15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SELECT * FROM utilisateur</text:p>
            <text:p>WHERE id NOT BETWEEN 4 AND 10</text:p>
            <text:p/>
            <text:p text:style-name="P5"><text:span text:style-name="T3">id</text:span><text:span text:style-name="T3"><text:tab/></text:span><text:span text:style-name="T3"><text:tab/></text:span><text:span text:style-name="T3">nom</text:span><text:span text:style-name="T3"><text:tab/></text:span><text:span text:style-name="T3"><text:tab/></text:span><text:span text:style-name="T3"><text:tab/></text:span><text:span text:style-name="T3">date_inscrit</text:span></text:p>
            <text:p text:style-name="P5">1<text:tab/><text:tab/>Laurent<text:tab/>2022-03-02</text:p>
            <text:p text:style-name="P5">2<text:tab/><text:tab/>Maurice<text:tab/>2022-03-05</text:p>
            <text:p text:style-name="P5">3<text:tab/><text:tab/>Chloé<text:tab/><text:tab/>2022-04-14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1-08T11:43:56.73</meta:creation-date>
    <meta:editing-duration>PT1H40M17S</meta:editing-duration>
    <meta:editing-cycles>25</meta:editing-cycles>
    <dc:date>2022-11-08T13:24:21.83</dc:date>
    <meta:generator>OpenOffice/4.1.10$Win32 OpenOffice.org_project/4110m2$Build-9807</meta:generator>
    <meta:document-statistic meta:object-count="61"/>
  </office:meta>
</office:document-meta>
</file>